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ard" style:master-page-name="MP0" style:family="paragraph">
      <style:paragraph-properties fo:break-before="page"/>
      <style:text-properties fo:font-weight="bold" style:font-weight-asian="bold" style:font-weight-complex="bold"/>
    </style:style>
    <style:style style:name="P2" style:parent-style-name="Standaard" style:family="paragraph">
      <style:text-properties fo:font-weight="bold" style:font-weight-asian="bold" style:font-weight-complex="bold"/>
    </style:style>
    <style:style style:name="P3" style:parent-style-name="Standaard" style:family="paragraph">
      <style:paragraph-properties fo:margin-left="0.4916in">
        <style:tab-stops/>
      </style:paragraph-properties>
    </style:style>
    <style:style style:name="P4" style:parent-style-name="Standaard" style:family="paragraph">
      <style:paragraph-properties fo:margin-left="0.4916in">
        <style:tab-stops/>
      </style:paragraph-properties>
    </style:style>
    <style:style style:name="P5" style:parent-style-name="Standaard" style:family="paragraph">
      <style:text-properties fo:font-weight="bold" style:font-weight-asian="bold" style:font-weight-complex="bold"/>
    </style:style>
    <style:style style:name="P6" style:parent-style-name="Standaard" style:family="paragraph">
      <style:text-properties fo:font-weight="bold" style:font-weight-asian="bold" style:font-weight-complex="bold"/>
    </style:style>
    <style:style style:name="P7" style:parent-style-name="Standaard" style:family="paragraph">
      <style:text-properties fo:font-weight="bold" style:font-weight-asian="bold" style:font-weight-complex="bold"/>
    </style:style>
    <style:style style:name="P8" style:parent-style-name="Standaard" style:family="paragraph">
      <style:text-properties fo:font-weight="bold" style:font-weight-asian="bold" style:font-weight-complex="bold"/>
    </style:style>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T12" style:parent-style-name="Standaardalinea-lettertype" style:family="text">
      <style:text-properties fo:font-weight="bold" style:font-weight-asian="bold" style:font-weight-complex="bold"/>
    </style:style>
    <style:style style:name="T13" style:parent-style-name="Standaardalinea-lettertype" style:family="text">
      <style:text-properties fo:font-weight="bold" style:font-weight-asian="bold" style:font-weight-complex="bold"/>
    </style:style>
    <style:style style:name="P14"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15"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16" style:parent-style-name="Standaard" style:family="paragraph">
      <style:paragraph-properties fo:margin-left="0.4916in">
        <style:tab-stops/>
      </style:paragraph-properties>
    </style:style>
    <style:style style:name="P17" style:parent-style-name="Lijstalinea" style:list-style-name="LFO2" style:family="paragraph"/>
    <style:style style:name="P18" style:parent-style-name="Lijstalinea" style:list-style-name="LFO2" style:family="paragraph"/>
    <style:style style:name="P19" style:parent-style-name="Lijstalinea" style:list-style-name="LFO2" style:family="paragraph"/>
    <style:style style:name="P20" style:parent-style-name="Lijstalinea" style:list-style-name="LFO2" style:family="paragraph"/>
    <style:style style:name="P21" style:parent-style-name="Lijstalinea" style:list-style-name="LFO2" style:family="paragraph"/>
    <style:style style:name="P22" style:parent-style-name="Standaard" style:family="paragraph">
      <style:text-properties fo:font-weight="bold" style:font-weight-asian="bold" style:font-weight-complex="bold"/>
    </style:style>
    <style:style style:name="P23" style:parent-style-name="Lijstalinea" style:list-style-name="LFO3" style:family="paragraph"/>
    <style:style style:name="P24" style:parent-style-name="Lijstalinea" style:list-style-name="LFO3" style:family="paragraph"/>
    <style:style style:name="P25" style:parent-style-name="Lijstalinea" style:list-style-name="LFO3" style:family="paragraph"/>
    <style:style style:name="P26" style:parent-style-name="Lijstalinea" style:list-style-name="LFO3" style:family="paragraph"/>
    <style:style style:name="P27" style:parent-style-name="Lijstalinea" style:list-style-name="LFO3" style:family="paragraph"/>
    <style:style style:name="P28" style:parent-style-name="Lijstalinea" style:list-style-name="LFO3" style:family="paragraph"/>
    <style:style style:name="P29" style:parent-style-name="Lijstalinea" style:list-style-name="LFO4" style:family="paragraph"/>
    <style:style style:name="P30" style:parent-style-name="Lijstalinea" style:family="paragraph">
      <style:paragraph-properties fo:margin-left="0.75in">
        <style:tab-stops/>
      </style:paragraph-properties>
    </style:style>
    <style:style style:name="P31" style:parent-style-name="Lijstalinea" style:family="paragraph">
      <style:paragraph-properties fo:margin-left="0.75in">
        <style:tab-stops/>
      </style:paragraph-properties>
    </style:style>
    <style:style style:name="P32" style:parent-style-name="Lijstalinea" style:family="paragraph">
      <style:paragraph-properties fo:margin-left="0.75in">
        <style:tab-stops/>
      </style:paragraph-properties>
    </style:style>
    <style:style style:name="P33" style:parent-style-name="Lijstalinea" style:family="paragraph">
      <style:paragraph-properties fo:margin-left="0.75in">
        <style:tab-stops/>
      </style:paragraph-properties>
    </style:style>
    <style:style style:name="P34" style:parent-style-name="Lijstalinea" style:list-style-name="LFO4" style:family="paragraph"/>
    <style:style style:name="P35" style:parent-style-name="Lijstalinea" style:family="paragraph">
      <style:paragraph-properties fo:margin-left="0.75in">
        <style:tab-stops/>
      </style:paragraph-properties>
    </style:style>
    <style:style style:name="P36" style:parent-style-name="Lijstalinea" style:family="paragraph">
      <style:paragraph-properties fo:margin-left="0.75in">
        <style:tab-stops/>
      </style:paragraph-properties>
    </style:style>
    <style:style style:name="P37" style:parent-style-name="Lijstalinea" style:list-style-name="LFO4" style:family="paragraph"/>
    <style:style style:name="T38" style:parent-style-name="Standaardalinea-lettertype" style:family="text">
      <style:text-properties fo:font-style="italic" style:font-style-asian="italic" style:font-style-complex="italic"/>
    </style:style>
    <style:style style:name="T39" style:parent-style-name="Standaardalinea-lettertype" style:family="text">
      <style:text-properties fo:font-style="italic" style:font-style-asian="italic" style:font-style-complex="italic"/>
    </style:style>
    <style:style style:name="T40" style:parent-style-name="Standaardalinea-lettertype" style:family="text">
      <style:text-properties fo:font-style="italic" style:font-style-asian="italic" style:font-style-complex="italic"/>
    </style:style>
    <style:style style:name="P41" style:parent-style-name="Lijstalinea" style:list-style-name="LFO4" style:family="paragraph"/>
    <style:style style:name="P42" style:parent-style-name="Standaard" style:family="paragraph">
      <style:paragraph-properties fo:margin-left="0.5in">
        <style:tab-stops/>
      </style:paragraph-properties>
    </style:style>
    <style:style style:name="P43" style:parent-style-name="Lijstalinea" style:list-style-name="LFO3" style:family="paragraph"/>
    <style:style style:name="P44" style:parent-style-name="Lijstalinea" style:list-style-name="LFO3" style:family="paragraph"/>
    <style:style style:name="P45" style:parent-style-name="Standaard" style:family="paragraph">
      <style:text-properties fo:font-weight="bold" style:font-weight-asian="bold" style:font-weight-complex="bold"/>
    </style:style>
    <style:style style:name="T46" style:parent-style-name="Standaardalinea-lettertype" style:family="text">
      <style:text-properties fo:font-weight="bold" style:font-weight-asian="bold" style:font-weight-complex="bold"/>
    </style:style>
    <style:style style:name="T47" style:parent-style-name="Standaardalinea-lettertype" style:family="text">
      <style:text-properties fo:font-weight="bold" style:font-weight-asian="bold" style:font-weight-complex="bold"/>
    </style:style>
    <style:style style:name="T48" style:parent-style-name="Standaardalinea-lettertype" style:family="text">
      <style:text-properties fo:font-weight="bold" style:font-weight-asian="bold" style:font-weight-complex="bold"/>
    </style:style>
  </office:automatic-styles>
  <office:body>
    <office:text text:use-soft-page-breaks="true">
      <text:p text:style-name="P1"/>
      <text:p text:style-name="P2">Algemeen<text:tab/><text:tab/><text:tab/><text:tab/>26-9-2022</text:p>
      <text:p text:style-name="Standaard">Simpylc biedt de mogelijkheid om besturingssystemen te bouwen. Jacques heeft een omgeving gebouwd voor de automatisering van een auto. Hij heeft ook al een geautomatiseerde sturing op basis van een virtuele<text:s/>sonar en een virtuele lidar met vaste regels. Deze aansturing met vaste regels zou je ook kunnen vervangen door een neuraal netwerk.</text:p>
      <text:p text:style-name="Standaard">Het programma functioneert met 2 python instances:</text:p>
      <text:p text:style-name="P3">Instance 1: hiermee wordt de wereld gebouwd en data van de gegevens worden hierin opgebouwd.</text:p>
      <text:p text:style-name="P4">Instance 2: aansturing van de auto gebeurd hier. Invoer vanuit instance 1 wordt hier vertaald naar stuurhoek en snelheid van de auto. <text:s/></text:p>
      <text:p text:style-name="Standaard"/>
      <text:p text:style-name="P5">Hardcoded-client.<text:tab/><text:tab/><text:tab/><text:tab/>26-9-2022</text:p>
      <text:p text:style-name="Standaard">De aansturing van de auto gebeurt met code die in de<text:s/></text:p>
      <text:p text:style-name="P6"/>
      <text:p text:style-name="P7"/>
      <text:p text:style-name="P8">Tensorflow<text:tab/><text:tab/><text:tab/><text:tab/><text:tab/><text:tab/>23-9-2022</text:p>
      <text:p text:style-name="Standaard">Inzet van tensorflow voor neuraal netwerk.</text:p>
      <text:p text:style-name="Standaard">Ik heb tutorials gevolgd.<text:s/></text:p>
      <text:list text:style-name="LFO1" text:continue-numbering="true">
        <text:list-item>
          <text:p text:style-name="P9">Sequential model</text:p>
        </text:list-item>
        <text:list-item>
          <text:p text:style-name="P10">Training of a model</text:p>
        </text:list-item>
        <text:list-item>
          <text:p text:style-name="P11">Classification (voorbeeld classificatie met een model.<text:s/></text:p>
        </text:list-item>
      </text:list>
      <text:p text:style-name="Standaard">Sequential model. Simpel neuraal netwerk. Waarbij je laagsewijs een model<text:s/>opstelt.</text:p>
      <text:p text:style-name="Standaard">Met Keras wordt het netwerk gemaakt.</text:p>
      <text:p text:style-name="Standaard"/>
      <text:p text:style-name="Standaard">Trainen van het model werkt met de methode<text:s/><text:span text:style-name="T12">.fit</text:span></text:p>
      <text:p text:style-name="Standaard">Hier geef je de trainingssets met bijbehorende labels bij<text:s/></text:p>
      <text:p text:style-name="Standaard">Met de .<text:span text:style-name="T13">prediction</text:span><text:s text:c="2"/>functie kun je een voorspelling maken.</text:p>
      <text:p text:style-name="Standaard"/>
      <text:p text:style-name="Standaard">Algoritme configuratie valt in 3 categorien:<text:s/></text:p>
      <text:p text:style-name="P14">optimizer</text:p>
      <text:p text:style-name="P15">losses</text:p>
      <text:p text:style-name="P16">metrics: volgens mij minder belangrijk.<text:tab/></text:p>
      <text:p text:style-name="Standaard">Ideale pad.<text:s/></text:p>
      <text:soft-page-break/>
      <text:list text:style-name="LFO2" text:continue-numbering="true">
        <text:list-item>
          <text:p text:style-name="P17">Je maakt trainingssets door met de pijltoetsen de auto door het model te rijden. De gegevens sla je op in een file. De meest optimale rit gebruik je.<text:s/></text:p>
        </text:list-item>
        <text:list-item>
          <text:p text:style-name="P18">Je splitst de set in een trainingsset en een validatieset.<text:s/></text:p>
        </text:list-item>
        <text:list-item>
          <text:p text:style-name="P19">Met trainingsritten (sonarafstand/lidarafstand en stuurrichting) voer je een neuraal netwerk model.<text:s/></text:p>
        </text:list-item>
        <text:list-item>
          <text:p text:style-name="P20">De fit ga je valideren met de validatieset.<text:s/></text:p>
        </text:list-item>
        <text:list-item>
          <text:p text:style-name="P21">Dit vertaal je naar een algoritme voor sturing van de auto. Met de prediction method maak je een voorspelling op basis van input waarden van de sonar (softmax)</text:p>
        </text:list-item>
      </text:list>
      <text:p text:style-name="Standaard">Mogelijk is er niet genoeg tijd om test data sets te maken. Als minder optimale oplossing kun je testrondjes maken.<text:s/></text:p>
      <text:p text:style-name="Standaard">Voorbeeld testset die overeenkomt met de situatie van de auto is de Iris dataset.<text:s/></text:p>
      <text:p text:style-name="Standaard"/>
      <text:p text:style-name="P22">Aansturing van de auto<text:tab/><text:tab/><text:tab/><text:tab/>27-9-2022</text:p>
      <text:list text:style-name="LFO3" text:continue-numbering="true">
        <text:list-item>
          <text:p text:style-name="P23">Testdata verzamelen. Ik heb datafile aangemaakt met hardcoded_client_sonar.py. <text:s/>Er wordt 3 minuten data ingezameld en weggeschreven naar sonar.samples_v1.<text:s/></text:p>
        </text:list-item>
      </text:list>
      <text:p text:style-name="Standaard"/>
      <text:list text:style-name="LFO3" text:continue-numbering="true">
        <text:list-item>
          <text:p text:style-name="P24">Bouw neuraal netwerk tensorflow. Het neurale netwerk kan met verschillende instellingen zijn getest. De<text:s/>bouw van het model heb ik in test_tensorflow.py gezet.</text:p>
        </text:list-item>
      </text:list>
      <text:p text:style-name="Lijstalinea">Keuzes voor de opbouw van het model zijn onder te verdelen in:</text:p>
      <text:list text:style-name="LFO3" text:continue-numbering="true">
        <text:list-item>
          <text:list>
            <text:list-item>
              <text:p text:style-name="P25">Opbouw neuraal net, nodes en layers.<text:s/></text:p>
            </text:list-item>
            <text:list-item>
              <text:p text:style-name="P26">Fitting: Optimizer.<text:s/></text:p>
            </text:list-item>
            <text:list-item>
              <text:p text:style-name="P27">Fitting: Loss function,<text:s/></text:p>
            </text:list-item>
            <text:list-item>
              <text:p text:style-name="P28">Epochs:</text:p>
            </text:list-item>
          </text:list>
        </text:list-item>
      </text:list>
      <text:p text:style-name="Lijstalinea"/>
      <text:list text:style-name="LFO4" text:continue-numbering="true">
        <text:list-item>
          <text:p text:style-name="P29">Opbouw neuraal netwerk. Van het netwerk ligt de invoerlaag en de uitvoerlaag vast.<text:s/></text:p>
        </text:list-item>
      </text:list>
      <text:p text:style-name="P30">De invoerlaag<text:s/>bestaat uit 3 nodes, één voor iedere sonarmeting.<text:s/></text:p>
      <text:p text:style-name="P31">De uitvoerlaag is 1 node, namelijk voor de stuurhoek.</text:p>
      <text:p text:style-name="P32">Daartussen zitten hidden layers. Ik heb met verschillende aantallen hidden layers gewerkt. Ik weet kan moeilijk achterhalen wat beter werkt. Een belangrijke oorzaak hiervan is dat verschillende trainingssessie met de zelfde invoer en zelfde configuratie van het model heel verschillende resultaten kan krijgen.<text:s/></text:p>
      <text:p text:style-name="P33"/>
      <text:list text:style-name="LFO4" text:continue-numbering="true">
        <text:list-item>
          <text:p text:style-name="P34">Optimizer: Ik heb verschillende optimizers getest, adam, sgd (gradient descent), rmsprop. Ik kreeg wel verschillende resultaten, maar ik kon niet bepalen welke er beter was. Frank vertelde dat <text:s/>Adam meestal het beste is, want het houdt rekening met de veranderingen uit vorige iteraties.</text:p>
        </text:list-item>
      </text:list>
      <text:p text:style-name="P35">Een parameter waar je aan kan “sleutelen” zou de learning rate kunnen zijn</text:p>
      <text:p text:style-name="P36"/>
      <text:list text:style-name="LFO4" text:continue-numbering="true">
        <text:list-item>
          <text:p text:style-name="P37">Loss function: Er is een ruime keuze aan loss functies, maar<text:s/>ze zijn niet allemaal geschikt. Het is niet altijd duidelijk wat de loss-functie representeert.<text:s/>Afhankelijk van het type output data kies je de<text:s/>loss-functies. De output data is stuurhoek, een reeël getal. Loss-functies zoals “categorical cross entropy” gaat uit van catergorieën. Dit is dus minder/niet geschikt voor deze situatie.<text:s/>Een aantal ken ik niet, zoals<text:s/><text:span text:style-name="T38">Hinge</text:span>, maar uit testen kan ik geen stuurhoeken krijgen. De loss-functie die ik wel kan gebruiken is<text:s/><text:span text:style-name="T39">Mean Squared Error</text:span><text:span text:style-name="T40">.</text:span><text:s/>Dit lijkt ook logische omdat de mean squared error gebaseerd is op reeële getallen.<text:s/></text:p>
        </text:list-item>
      </text:list>
      <text:p text:style-name="Standaard"/>
      <text:list text:style-name="LFO4" text:continue-numbering="true">
        <text:list-item>
          <text:p text:style-name="P41"><text:s/>Epochs: meer epochs levert over het algemeen betere resultaten op. Oppassen op overfitting! Dat kun je checken met de functie evaluate op een<text:s/>controleset.<text:s/></text:p>
        </text:list-item>
      </text:list>
      <text:p text:style-name="P42"/>
      <text:list text:style-name="LFO3" text:continue-numbering="true">
        <text:list-item>
          <text:p text:style-name="P43">Verificatie van de data</text:p>
        </text:list-item>
      </text:list>
      <text:p text:style-name="Lijstalinea"/>
      <text:p text:style-name="Lijstalinea"/>
      <text:p text:style-name="Lijstalinea"/>
      <text:list text:style-name="LFO3" text:continue-numbering="true">
        <text:list-item>
          <text:p text:style-name="P44">Implementatie AI in hardcoded aansturing.<text:s/></text:p>
        </text:list-item>
      </text:list>
      <text:p text:style-name="Lijstalinea">Als basis heb ik de hardcoded_client.py gebruikt en deze heb ik omgezet naar ai_client_sonar_v01.py</text:p>
      <text:p text:style-name="Lijstalinea">Het getrainde model kun je opslaan en later laden. Dit model heeft een<text:s/>method predict, die kun je voeden met sonardata uit een lopende sessie. Het ingeladen model roep je aan onder de functie sweep.<text:s/></text:p>
      <text:p text:style-name="Standaard"/>
      <text:p text:style-name="P45">Tensorflow model lidar.<text:tab/><text:tab/><text:tab/>28-9-2022</text:p>
      <text:p text:style-name="Standaard">Uitgangspunt is dat het model in essentie op de zelfde manier wordt gebouwd voor de lidar als voor de sonar.<text:s/>Op zich maakt het niet uit, je gaat uit van 16 nodes. In de sweep functie moet je ook nog wat aanpassen, maar de aanpassing valt mee.<text:s/></text:p>
      <text:p text:style-name="Standaard">Metrics =&gt; schakel over naar mae in plaats van accuracy, accuracy<text:s/>geeft een beeld van de<text:s/>uit van exacte voorspellingen.<text:s/>Dat kun je voor een onderverdeling in klassen gebruiken, maar niet voor een<text:s/><text:s/>reeël getal zoals voor de stuurhoek gebruikt wordt.</text:p>
      <text:p text:style-name="Standaard">Het is nog niet zo makkelijk om een goede fit te maken. <text:s/>Ik heb verschillende layer configuraties gebruikt. De auto heeft heel veel moeite met één bepaalde<text:s/></text:p>
      <text:p text:style-name="Standaard">Validatie met testset levert een grove overfitting<text:s/>op, de loss is veel groter dan uit de fit komt.</text:p>
      <text:p text:style-name="Standaard"/>
      <text:p text:style-name="Standaard"/>
      <text:p text:style-name="Standaard"><text:span text:style-name="T46">Nog met<text:s/></text:span><text:span text:style-name="T47">vaste<text:s/></text:span><text:span text:style-name="T48">weight factors aan de sla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09-23T13:47:00Z</meta:creation-date>
    <dc:date>2022-09-28T14:46:00Z</dc:date>
    <meta:template xlink:href="Normal.dotm" xlink:type="simple"/>
    <meta:editing-cycles>19</meta:editing-cycles>
    <meta:editing-duration>PT60120S</meta:editing-duration>
    <meta:document-statistic meta:page-count="3" meta:paragraph-count="10" meta:word-count="833" meta:character-count="5407" meta:row-count="38" meta:non-whitespace-character-count="4584"/>
  </office:meta>
</office:document-meta>
</file>